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O.setGmtCreate( Date gmtCre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eTest4_indian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ateTest4_indian.test_d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VO.getGmtCre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